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text-properties style:font-name="Arial Black"/>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2cm"/>
          <style:tab-stop style:position="9.001cm"/>
        </style:tab-stops>
      </style:paragraph-properties>
      <style:text-properties style:font-name="Arial Black1"/>
    </style:style>
    <style:style style:name="P5" style:family="paragraph">
      <style:paragraph-properties fo:margin-left="1.2cm" fo:margin-right="0cm" fo:text-align="center" fo:text-indent="-0.6cm">
        <style:tab-stops>
          <style:tab-stop style:position="2cm"/>
          <style:tab-stop style:position="9.001cm"/>
        </style:tab-stops>
      </style:paragraph-properties>
      <style:text-properties style:font-name="Arial Black1"/>
    </style:style>
    <style:style style:name="P6" style:family="paragraph">
      <style:paragraph-properties fo:margin-left="1.2cm" fo:margin-right="0cm" fo:text-indent="-0.6cm"/>
      <style:text-properties style:font-name="Arial Black1"/>
    </style:style>
    <style:style style:name="P7"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1" fo:font-size="72pt" fo:font-style="normal" fo:font-weight="bold"/>
    </style:style>
    <style:style style:name="P8" style:family="paragraph">
      <style:paragraph-properties fo:margin-left="0cm" fo:margin-right="0cm" fo:text-indent="0cm"/>
      <style:text-properties fo:font-size="20pt"/>
    </style:style>
    <style:style style:name="T1" style:family="text">
      <style:text-properties style:use-window-font-color="true" style:font-name="Arial Black" fo:font-size="60pt" fo:font-style="normal" fo:font-weight="bold"/>
    </style:style>
    <style:style style:name="T2" style:family="text">
      <style:text-properties fo:color="#000000" style:font-name="Arial Black" fo:font-size="15pt" fo:font-style="normal" fo:font-weight="bold"/>
    </style:style>
    <style:style style:name="T3" style:family="text">
      <style:text-properties fo:color="#ffffff" style:font-name="Arial Black1" fo:font-size="60pt" fo:font-style="normal" fo:font-weight="bold"/>
    </style:style>
    <style:style style:name="T4" style:family="text">
      <style:text-properties style:use-window-font-color="true" style:font-name="Arial Black1"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Jesteś Królem (...),</text:span></text:p>
            <text:p text:style-name="P1"><text:span text:style-name="T2">ppp</text:span></text:p>
            <text:p text:style-name="P1"><text:span text:style-name="T1">Jesteś Królem (...),</text:span></text:p>
            <text:p text:style-name="P1"><text:span text:style-name="T2">ppp</text:span></text:p>
            <text:p text:style-name="P1"><text:span text:style-name="T1">Królem jest Bóg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7" draw:layer="layout" svg:width="28cm" svg:height="21cm" svg:x="-0.001cm" svg:y="-0.003cm" presentation:class="subtitle" presentation:user-transformed="true">
          <draw:text-box>
            <text:p text:style-name="P4"><text:span text:style-name="T3">Podnieśmy wszyscy</text:span></text:p>
            <text:p text:style-name="P4"><text:span text:style-name="T3">nasze serca,</text:span></text:p>
            <text:p text:style-name="P5"><text:span text:style-name="T4">podnieśmy wszyscy</text:span></text:p>
            <text:p text:style-name="P5"><text:span text:style-name="T4">nasze dłonie,</text:span></text:p>
            <text:p text:style-name="P5"><text:span text:style-name="T4">stawajmy przed</text:span></text:p>
            <text:p text:style-name="P5"><text:span text:style-name="T4">obliczem Pana</text:span></text:p>
            <text:p text:style-name="P6"><text:span text:style-name="T4">wielbiąc Go… /x2</text:span></text:p>
          </draw:text-box>
        </draw:frame>
        <presentation:notes draw:style-name="dp2">
          <draw:page-thumbnail draw:style-name="gr1" draw:layer="layout" svg:width="13.586cm" svg:height="11.136cm" svg:x="3.705cm" svg:y="2.256cm" draw:page-number="2" presentation:class="page"/>
          <draw:frame presentation:style-name="pr3" draw:text-style-name="P8"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7:41:51</meta:creation-date>
    <dc:date>2014-11-18T10:39:47.752000000</dc:date>
    <dc:language>en-US</dc:language>
    <meta:editing-cycles>6</meta:editing-cycles>
    <meta:editing-duration>PT4M31S</meta:editing-duration>
    <meta:document-statistic meta:object-count="21"/>
    <meta:user-defined meta:name="Info 1"/>
    <meta:user-defined meta:name="Info 2"/>
    <meta:user-defined meta:name="Info 3"/>
    <meta:user-defined meta:name="Info 4"/>
  </office:meta>
</office:document-meta>
</file>